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F0000000FD0683C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66e33" draw:fill="solid" draw:fill-color="#f7964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728a41" draw:fill="solid" draw:fill-color="#9bbb5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1pt" style:font-size-asian="11pt" style:font-size-complex="11pt" fo:hyphenate="false"/>
    </style:style>
    <style:style style:name="P7" style:family="paragraph">
      <style:paragraph-properties style:font-independent-line-spacing="true"/>
      <style:text-properties fo:font-size="11pt" style:font-size-asian="11pt" style:font-size-complex="11pt"/>
    </style:style>
    <style:style style:name="T1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'Agency FB'" style:font-family-generic="swis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fo:font-family="'Agency FB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Agency FB'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7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3" draw:style-name="gr1" draw:text-style-name="P2" draw:layer="layout" svg:width="8.042cm" svg:height="1.481cm" svg:x="6.932cm" svg:y="13.758cm">
          <text:p text:style-name="P1"><text:span text:style-name="T1">Yeoman</text:span></text:p>
          <text:p text:style-name="P1"><text:span text:style-name="T2">(Grunt, Bower, Y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4" draw:style-name="gr2" draw:text-style-name="P2" draw:layer="layout" svg:width="5.714cm" svg:height="1.265cm" svg:x="0.805cm" svg:y="14.753cm">
          <text:p text:style-name="P3"><text:span text:style-name="T3">Development / Build Environment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2" draw:layer="layout" svg:width="3.427cm" svg:height="0.758cm" svg:x="0.805cm" svg:y="10.382cm">
          <text:p text:style-name="P3"><text:span text:style-name="T3">Frameworks</text:span></text:p>
          <draw:enhanced-geometry svg:viewBox="0 0 21600 21600" draw:type="rectangle" draw:enhanced-path="M 0 0 L 21600 0 21600 21600 0 21600 0 0 Z N"/>
        </draw:custom-shape>
        <draw:custom-shape draw:name="TextBox 6" draw:style-name="gr3" draw:text-style-name="P2" draw:layer="layout" svg:width="3.63cm" svg:height="0.758cm" svg:x="0.406cm" svg:y="6.572cm">
          <text:p text:style-name="P3"><text:span text:style-name="T3">Javascript / CSS</text:span></text:p>
          <draw:enhanced-geometry svg:viewBox="0 0 21600 21600" draw:type="rectangle" draw:enhanced-path="M 0 0 L 21600 0 21600 21600 0 21600 0 0 Z N"/>
        </draw:custom-shape>
        <draw:custom-shape draw:name="Rounded Rectangle 10" draw:style-name="gr4" draw:text-style-name="P2" draw:layer="layout" svg:width="8.042cm" svg:height="1.486cm" svg:x="6.932cm" svg:y="11.086cm">
          <text:p text:style-name="P1"><text:span text:style-name="T1">Angular 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4" draw:text-style-name="P2" draw:layer="layout" svg:width="8.042cm" svg:height="1.135cm" svg:x="6.985cm" svg:y="9.419cm">
          <text:p text:style-name="P1"><text:span text:style-name="T1">Bootstrap UI for Angu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5" draw:text-style-name="P2" draw:layer="layout" svg:width="1.869cm" svg:height="0.793cm" svg:x="6.932cm" svg:y="6.572cm">
          <text:p text:style-name="P1"><text:span text:style-name="T2">j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5" draw:text-style-name="P2" draw:layer="layout" svg:width="2.539cm" svg:height="0.796cm" svg:x="8.943cm" svg:y="6.572cm">
          <text:p text:style-name="P1"><text:span text:style-name="T2">S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5" draw:text-style-name="P2" draw:layer="layout" svg:width="3.333cm" svg:height="0.796cm" svg:x="11.695cm" svg:y="6.572cm">
          <text:p text:style-name="P1"><text:span text:style-name="T2">Wij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5" draw:style-name="gr3" draw:text-style-name="P2" draw:layer="layout" svg:width="1.891cm" svg:height="0.758cm" svg:x="0.597cm" svg:y="3.405cm">
          <text:p text:style-name="P3"><text:span text:style-name="T3">Testing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6" draw:text-style-name="P2" draw:layer="layout" svg:width="3.668cm" svg:height="0.793cm" svg:x="6.967cm" svg:y="2.996cm">
          <text:p text:style-name="P1"><text:span text:style-name="T2">Kar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7" draw:style-name="gr6" draw:text-style-name="P2" draw:layer="layout" svg:width="3.668cm" svg:height="0.793cm" svg:x="6.932cm" svg:y="4.104cm">
          <text:p text:style-name="P1"><text:span text:style-name="T2">Jas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8" draw:style-name="gr6" draw:text-style-name="P2" draw:layer="layout" svg:width="3.668cm" svg:height="0.813cm" svg:x="11.165cm" svg:y="2.996cm">
          <text:p text:style-name="P1"><text:span text:style-name="T2">Seleni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9" draw:style-name="gr3" draw:text-style-name="P2" draw:layer="layout" svg:width="11.094cm" svg:height="1.267cm" svg:x="0.782cm" svg:y="0.409cm">
          <text:p text:style-name="P3"><text:span text:style-name="T4">UI Architecture for 360 </text:span><text:span text:style-name="T5">Version: 3.2</text:span></text:p>
          <draw:enhanced-geometry svg:viewBox="0 0 21600 21600" draw:type="rectangle" draw:enhanced-path="M 0 0 L 21600 0 21600 21600 0 21600 0 0 Z N"/>
        </draw:custom-shape>
        <draw:custom-shape draw:name="TextBox 21" draw:style-name="gr2" draw:text-style-name="P2" draw:layer="layout" svg:width="9.524cm" svg:height="2.911cm" svg:x="15.452cm" svg:y="14.197cm">
          <text:p text:style-name="P4"><text:span text:style-name="T6">Modern, large-scale applications require a complex development environment which itself is complex and requires management. Using Yeoman gives us out-of-the-box <text:s/>scaffolding, dependency management, and a task runner. Yeoman also has a wide user base, plenty of existing modules and gists and is configurable down to the granularity we require.</text:span></text:p>
          <draw:enhanced-geometry svg:viewBox="0 0 21600 21600" draw:type="rectangle" draw:enhanced-path="M 0 0 L 21600 0 21600 21600 0 21600 0 0 Z N"/>
        </draw:custom-shape>
        <draw:custom-shape draw:name="TextBox 22" draw:style-name="gr2" draw:text-style-name="P2" draw:layer="layout" svg:width="9.312cm" svg:height="2.911cm" svg:x="15.452cm" svg:y="10.874cm">
          <text:p text:style-name="P4"><text:span text:style-name="T6">The MVC pattern for app structure is not only what the current products are using, but and industry standard as well. Angular has a wide user base, is backed by Google and has proven itself for large applications. Angular will supply out-of-the-box functionality and also have the flexibility to customize to suit our specific needs.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2" draw:layer="layout" svg:width="8.677cm" svg:height="1.771cm" svg:x="15.452cm" svg:y="9.218cm">
          <text:p text:style-name="P4"><text:span text:style-name="T6">Bootstrap, like angular, is a widely adopted framework which is backed by internet giant Twitter. We get out-of-the-box default styling which is easily theme-able, and a host of common components. </text:span></text:p>
          <draw:enhanced-geometry svg:viewBox="0 0 21600 21600" draw:type="rectangle" draw:enhanced-path="M 0 0 L 21600 0 21600 21600 0 21600 0 0 Z N"/>
        </draw:custom-shape>
        <draw:custom-shape draw:name="TextBox 24" draw:style-name="gr2" draw:text-style-name="P2" draw:layer="layout" svg:width="8.677cm" svg:height="2.151cm" svg:x="15.452cm" svg:y="6.36cm">
          <text:p text:style-name="P4"><text:span text:style-name="T6">There will be a need for a number of third party libraries, most notably in the charting and graphing category. We should be using a css-processor for optimal style sheets. jquery is a default include as it would be needed for any application.</text:span></text:p>
          <draw:enhanced-geometry svg:viewBox="0 0 21600 21600" draw:type="rectangle" draw:enhanced-path="M 0 0 L 21600 0 21600 21600 0 21600 0 0 Z N"/>
        </draw:custom-shape>
        <draw:custom-shape draw:name="TextBox 25" draw:style-name="gr2" draw:text-style-name="P2" draw:layer="layout" svg:width="8.677cm" svg:height="2.531cm" svg:x="15.452cm" svg:y="2.744cm">
          <text:p text:style-name="P4"><text:span text:style-name="T6">Any application of this complexity should integrate testing into the development process to insure the stability of the product. Using a two pronged approach, one for unit and end-to-end testing, another for scenario testing. Jasmine and Selenium are industry standards in these respective areas.</text:span></text:p>
          <draw:enhanced-geometry svg:viewBox="0 0 21600 21600" draw:type="rectangle" draw:enhanced-path="M 0 0 L 21600 0 21600 21600 0 21600 0 0 Z N"/>
        </draw:custom-shape>
        <draw:custom-shape draw:name="TextBox 26" draw:style-name="gr2" draw:text-style-name="P2" draw:layer="layout" svg:width="4.973cm" svg:height="1.265cm" svg:x="15.452cm" svg:y="0.423cm">
          <text:p text:style-name="P3"><text:span text:style-name="T3">Date: 5/27/15</text:span></text:p>
          <text:p text:style-name="P3"><text:span text:style-name="T3">Author: M. Gable</text:span></text:p>
          <draw:enhanced-geometry svg:viewBox="0 0 21600 21600" draw:type="rectangle" draw:enhanced-path="M 0 0 L 21600 0 21600 21600 0 21600 0 0 Z N"/>
        </draw:custom-shape>
        <draw:frame draw:name="Picture 27" draw:style-name="gr7" draw:text-style-name="P5" draw:layer="layout" svg:width="3.36cm" svg:height="0.396cm" svg:x="20.532cm" svg:y="0.635cm">
          <draw:image xlink:href="Pictures/100002010000007F0000000FD0683CF5.png" xlink:type="simple" xlink:show="embed" xlink:actuate="onLoad">
            <text:p/>
          </draw:image>
        </draw:frame>
        <draw:custom-shape draw:name="Rounded Rectangle 28" draw:style-name="gr1" draw:text-style-name="P2" draw:layer="layout" svg:width="8.042cm" svg:height="1.179cm" svg:x="6.932cm" svg:y="16.811cm">
          <text:p text:style-name="P1"><text:span text:style-name="T1">Node 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2" draw:text-style-name="P2" draw:layer="layout" svg:width="8.677cm" svg:height="1.011cm" svg:x="15.452cm" svg:y="17.092cm">
          <text:p text:style-name="P4"><text:span text:style-name="T6">Node JS will give the ability to quickly make mock endpoints to test all XHR operations.</text:span></text:p>
          <draw:enhanced-geometry svg:viewBox="0 0 21600 21600" draw:type="rectangle" draw:enhanced-path="M 0 0 L 21600 0 21600 21600 0 21600 0 0 Z N"/>
        </draw:custom-shape>
        <draw:custom-shape draw:name="Rounded Rectangle 29" draw:style-name="gr6" draw:text-style-name="P2" draw:layer="layout" svg:width="3.668cm" svg:height="0.793cm" svg:x="11.148cm" svg:y="4.075cm">
          <text:p text:style-name="P1"><text:span text:style-name="T2">Pro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0" draw:style-name="gr5" draw:text-style-name="P2" draw:layer="layout" svg:width="1.869cm" svg:height="0.846cm" svg:x="6.985cm" svg:y="7.62cm">
          <text:p text:style-name="P1"><text:span text:style-name="T2">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1" draw:style-name="gr5" draw:text-style-name="P7" draw:layer="layout" svg:width="2.715cm" svg:height="0.846cm" svg:x="9.102cm" svg:y="7.62cm">
          <text:p text:style-name="P6"><text:span text:style-name="T7">Under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" draw:style-name="gr5" draw:text-style-name="P2" draw:layer="layout" svg:width="2.962cm" svg:height="0.846cm" svg:x="12.065cm" svg:y="7.62cm">
          <text:p text:style-name="P1"><text:span text:style-name="T2">UI-Ut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5" draw:text-style-name="P2" draw:layer="layout" svg:width="1.869cm" svg:height="0.793cm" svg:x="6.985cm" svg:y="7.673cm">
          <text:p text:style-name="P1"><text:span text:style-name="T2">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" draw:style-name="gr1" draw:text-style-name="P2" draw:layer="layout" svg:width="8.042cm" svg:height="1.057cm" svg:x="6.985cm" svg:y="15.452cm">
          <text:p text:style-name="P1"><text:span text:style-name="T1">Express.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11-05">11/5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1-05T14:39:36</dc:date>
    <dc:creator>Mark Gable</dc:creator>
    <meta:document-statistic meta:object-count="52"/>
    <meta:generator>OpenOffice/4.1.1$Unix OpenOffice.org_project/411m6$Build-9775</meta:generator>
  </office:meta>
</office:document-meta>
</file>